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iorityQueue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iorityQueue.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Queue.insertWithOverflow( Object 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iorityQueue.upHe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orityQueue.adjust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Queue.initialize( int max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iorityQueue.inser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Queue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iorityQueue.downHeap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riorityQueue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iorityQueue.pu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